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09C7EF31.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barWipe" smil:subtype="leftToRight"/>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lyt-brown-subtitle">
      <style:graphic-properties draw:fill-color="#ffffff" fo:min-height="16.255cm"/>
    </style:style>
    <style:style style:name="pr2" style:family="presentation" style:parent-style-name="lyt-brown-notes">
      <style:graphic-properties draw:fill-color="#ffffff" draw:auto-grow-height="true" fo:min-height="13.364cm"/>
    </style:style>
    <style:style style:name="pr3" style:family="presentation" style:parent-style-name="lyt-brown-title">
      <style:graphic-properties fo:min-height="3.506cm"/>
    </style:style>
    <style:style style:name="pr4" style:family="presentation" style:parent-style-name="lyt-brown-outline1">
      <style:graphic-properties fo:min-height="12.179cm"/>
    </style:style>
    <style:style style:name="pr5" style:family="presentation" style:parent-style-name="lyt-brown-notes">
      <style:graphic-properties draw:fill-color="#ffffff" fo:min-height="13.364cm"/>
    </style:style>
    <style:style style:name="pr6" style:family="presentation" style:parent-style-name="lyt-brown-title">
      <style:graphic-properties draw:auto-grow-height="true" fo:min-height="3.506cm"/>
    </style:style>
    <style:style style:name="pr7" style:family="presentation" style:parent-style-name="lyt-brown-outline1">
      <style:graphic-properties draw:auto-grow-height="true" fo:min-height="12.179cm"/>
    </style:style>
    <style:style style:name="P1" style:family="paragraph">
      <style:text-properties fo:color="#ffffff" fo:font-size="20pt" style:font-size-asian="20pt" style:font-size-complex="20pt"/>
    </style:style>
    <style:style style:name="P2" style:family="paragraph">
      <style:text-properties fo:font-size="20pt" style:font-size-asian="20pt" style:font-size-complex="20pt"/>
    </style:style>
    <style:style style:name="P3" style:family="paragraph">
      <style:paragraph-properties fo:text-align="justify"/>
    </style:style>
    <style:style style:name="P4" style:family="paragraph">
      <style:text-properties fo:font-size="20pt" fo:font-weight="bold" style:font-size-asian="20pt" style:font-weight-asian="bold" style:font-size-complex="20pt" style:font-weight-complex="bold"/>
    </style:style>
    <style:style style:name="P5" style:family="paragraph">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size="48pt" fo:text-shadow="1pt 1pt" fo:font-weight="bold" style:font-size-asian="48pt" style:font-weight-asian="bold" style:font-size-complex="48pt" style:font-weight-complex="bold"/>
    </style:style>
    <style:style style:name="T2" style:family="text">
      <style:text-properties fo:color="#ffffff" fo:font-size="20pt" style:font-size-asian="20pt" style:font-size-complex="20pt"/>
    </style:style>
    <style:style style:name="T3" style:family="text">
      <style:text-properties fo:font-size="28pt" style:font-size-asian="28pt" style:font-size-complex="28pt"/>
    </style:style>
    <style:style style:name="T4"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style:text-underline-style="none" fo:font-weight="normal" style:font-size-asian="20pt" style:font-weight-asian="normal" style:font-size-complex="20pt" style:font-weight-complex="normal"/>
    </style:style>
    <style:style style:name="T7"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8" style:family="text">
      <style:text-properties fo:font-weight="bold" style:font-weight-asian="bold" style:font-weight-complex="bold"/>
    </style:style>
    <style:style style:name="T9" style:family="text">
      <style:text-properties style:text-position="0% 100%" fo:font-size="20pt" style:text-underline-style="solid" style:text-underline-width="auto" style:text-underline-color="font-color" fo:font-weight="bold" style:font-size-asian="20pt" style:font-weight-asian="bold" style:font-size-complex="20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rown" presentation:presentation-page-layout-name="AL1T32" xml:id="id1" draw:id="id1">
        <office:forms form:automatic-focus="false" form:apply-design-mode="false"/>
        <draw:frame presentation:style-name="pr1" draw:layer="layout" svg:width="25.199cm" svg:height="16.255cm" svg:x="1.4cm" svg:y="0.837cm" presentation:class="subtitle">
          <draw:text-box>
            <text:p><text:span text:style-name="T1">GUI</text:span><text:line-break/>Das Herzstück eines Programms</text:p>
          </draw:text-box>
        </draw:frame>
        <draw:frame draw:style-name="gr1" draw:text-style-name="P1" draw:layer="layout" svg:width="8.4cm" svg:height="1.038cm" svg:x="20.4cm" svg:y="19.8cm">
          <draw:text-box>
            <text:p text:style-name="P1"><text:span text:style-name="T2">Von Dennis Kreiensen</text:span></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brown" presentation:presentation-page-layout-name="AL2T1" xml:id="id2" draw:id="id2">
        <office:forms form:automatic-focus="false" form:apply-design-mode="false"/>
        <draw:frame presentation:style-name="pr3" draw:layer="layout" svg:width="25.199cm" svg:height="3.506cm" svg:x="1.4cm" svg:y="0.837cm" presentation:class="title">
          <draw:text-box>
            <text:p>Inhaltsverzeichnis</text:p>
          </draw:text-box>
        </draw:frame>
        <draw:frame presentation:style-name="pr4" draw:layer="layout" svg:width="25.199cm" svg:height="12.179cm" svg:x="1.4cm" svg:y="4.914cm" presentation:class="outline" presentation:user-transformed="true">
          <draw:text-box>
            <text:list text:style-name="L3">
              <text:list-item>
                <text:p>AWT / Swing</text:p>
              </text:list-item>
              <text:list-item>
                <text:p>AWT</text:p>
              </text:list-item>
              <text:list-item>
                <text:p>Swing</text:p>
              </text:list-item>
              <text:list-item>
                <text:p>SWT</text:p>
              </text:list-item>
              <text:list-item>
                <text:p>OpenGL</text:p>
              </text:list-item>
              <text:list-item>
                <text:p>Direct3D</text:p>
              </text:list-item>
            </text:list>
          </draw:text-box>
        </draw:frame>
        <anim:par presentation:node-type="timing-root">
          <anim:par smil:begin="id2.begin">
            <anim:transitionFilter smil:dur="1s" smil:type="barWipe" smil:subtype="leftToRight"/>
          </anim:par>
        </anim:par>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brown" presentation:presentation-page-layout-name="AL2T1" xml:id="id3" draw:id="id3">
        <office:forms form:automatic-focus="false" form:apply-design-mode="false"/>
        <draw:frame presentation:style-name="pr3" draw:layer="layout" svg:width="25.199cm" svg:height="3.506cm" svg:x="1.4cm" svg:y="0.837cm" presentation:class="title">
          <draw:text-box>
            <text:p>AWT / Swing</text:p>
          </draw:text-box>
        </draw:frame>
        <draw:frame presentation:style-name="pr4" draw:layer="layout" svg:width="25.199cm" svg:height="12.179cm" svg:x="1.4cm" svg:y="4.914cm" presentation:class="outline" presentation:user-transformed="true">
          <draw:text-box>
            <text:list text:style-name="L3">
              <text:list-item>
                <text:p xml:id="id4" text:id="id4"><text:span text:style-name="T3">Programmierschnittstellen (entwickelt von SUN Microsystems für Java)</text:span></text:p>
              </text:list-item>
              <text:list-item>
                <text:p xml:id="id5" text:id="id5"><text:span text:style-name="T3">AWT ist plattformunabhängig</text:span></text:p>
              </text:list-item>
              <text:list-item>
                <text:p xml:id="id6" text:id="id6"><text:span text:style-name="T3">Swing ist Bestandteil der Java-Runtime-Environment</text:span></text:p>
              </text:list-item>
              <text:list-item>
                <text:p xml:id="id7" text:id="id7"><text:span text:style-name="T3">Dienen zur Darstellung einer grafischen Benutzeroberfläche (GUI) in Java</text:span></text:p>
              </text:list-item>
              <text:list-item>
                <text:p xml:id="id8" text:id="id8"><text:span text:style-name="T3">Gehört zu den Java Foundation Classes</text:span></text:p>
              </text:list-item>
              <text:list-item>
                <text:p xml:id="id9" text:id="id9"><text:span text:style-name="T3">Swing baut auf dem etwas älteren AWT auf</text:span></text:p>
              </text:list-item>
            </text:list>
          </draw:text-box>
        </draw:frame>
        <anim:par presentation:node-type="timing-root">
          <anim:par smil:begin="id3.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seq>
        </anim:par>
        <presentation:notes draw:style-name="dp2">
          <draw:page-thumbnail draw:style-name="gr2" draw:layer="layout" svg:width="14.848cm" svg:height="11.136cm" svg:x="3.075cm" svg:y="2.257cm" draw:page-number="3" presentation:class="page"/>
          <draw:frame presentation:style-name="pr5" draw:text-style-name="P2" draw:layer="layout" svg:width="21cm" svg:height="13.364cm" svg:x="0cm" svg:y="14.107cm" presentation:class="notes" presentation:user-transformed="true">
            <draw:text-box>
              <text:p><text:span text:style-name="T4">native:</text:span></text:p>
              <text:p><text:span text:style-name="T5">Ein Programm, das speziell für ein bestimmtes Betriebssystem (native support) oder einen bestimmten Mikroprozessor (native mode) konzipiert wurde.</text:span></text:p>
              <text:p><text:span text:style-name="T4">AWT ist plattformunabhängig:</text:span></text:p>
              <text:p><text:span text:style-name="T6">Da es die nativen GUI-Komponenten des jeweiligen Betriebssystems nutzt. (Windows, Linux, MAC etc.) </text:span></text:p>
              <text:p><text:span text:style-name="T4">Swing:</text:span></text:p>
              <text:p><text:span text:style-name="T5">Stellt Java 2D, Accessibility-API, Drag&amp;Drop-API und AWT bereit.</text:span></text:p>
              <text:p><text:span text:style-name="T4">Grafische Oberfläche in Java:</text:span></text:p>
              <text:p><text:span text:style-name="T6">Aber nur in 2D (Buttons, Textfelder, Zahlenfelder, Checkboxes usw.)</text:span></text:p>
            </draw:text-box>
          </draw:frame>
        </presentation:notes>
      </draw:page>
      <draw:page draw:name="page4" draw:style-name="dp1" draw:master-page-name="lyt-brown" presentation:presentation-page-layout-name="AL2T1" xml:id="id10" draw:id="id10">
        <office:forms form:automatic-focus="false" form:apply-design-mode="false"/>
        <draw:frame presentation:style-name="pr3" draw:layer="layout" svg:width="25.199cm" svg:height="3.506cm" svg:x="1.4cm" svg:y="0.837cm" presentation:class="title" presentation:user-transformed="true">
          <draw:text-box>
            <text:p>AWT</text:p>
          </draw:text-box>
        </draw:frame>
        <draw:frame presentation:style-name="pr4" draw:layer="layout" svg:width="25.199cm" svg:height="12.179cm" svg:x="1.4cm" svg:y="4.914cm" presentation:class="outline" presentation:user-transformed="true">
          <draw:text-box>
            <text:list text:style-name="L3">
              <text:list-item>
                <text:p xml:id="id11" text:id="id11">Wird als schwergewichtige Oberfläche bezeichnet</text:p>
              </text:list-item>
              <text:list-item>
                <text:p xml:id="id12" text:id="id12">Eingabegeräte</text:p>
              </text:list-item>
              <text:list-item>
                <text:p xml:id="id13" text:id="id13">Java.awt.datatransfer</text:p>
              </text:list-item>
              <text:list-item>
                <text:p xml:id="id14" text:id="id14">Bietet eine Reihe von GUI-Widgets und Fähigkeiten</text:p>
              </text:list-item>
              <text:list-item>
                <text:p xml:id="id15" text:id="id15">Nachteile:</text:p>
                <text:list>
                  <text:list-item>
                    <text:p xml:id="id16" text:id="id16">Nicht threadsicher</text:p>
                  </text:list-item>
                  <text:list-item>
                    <text:p xml:id="id17" text:id="id17">Ein Mix aus Swing und AWT ist nur schwer möglich</text:p>
                  </text:list-item>
                </text:list>
              </text:list-item>
            </text:list>
          </draw:text-box>
        </draw:frame>
        <anim:par presentation:node-type="timing-root">
          <anim:par smil:begin="id10.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 anim:sub-item="text" smil:attributeName="visibility" smil:to="visible"/>
                  <anim:animate smil:dur="0.5s" smil:fill="hold" smil:targetElement="id16" anim:sub-item="text" smil:attributeName="x" smil:values="x;x" smil:keyTimes="0;1"/>
                  <anim:animate smil:dur="0.5s" smil:fill="hold" smil:targetElement="id1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seq>
        </anim:par>
        <presentation:notes draw:style-name="dp2">
          <draw:page-thumbnail draw:style-name="gr2" draw:layer="layout" svg:width="14.848cm" svg:height="11.136cm" svg:x="3.075cm" svg:y="2.257cm" draw:page-number="4" presentation:class="page"/>
          <draw:frame presentation:style-name="pr5" draw:text-style-name="P2" draw:layer="layout" svg:width="21cm" svg:height="14.954cm" svg:x="0cm" svg:y="13.607cm" presentation:class="notes" presentation:user-transformed="true">
            <draw:text-box>
              <text:p><text:span text:style-name="T4">Schwergewichtig:</text:span></text:p>
              <text:p><text:span text:style-name="T6">Umfangreiche Verknüpfung mit Betriebssystemressourcen</text:span></text:p>
              <text:p><text:span text:style-name="T4">Eingabegeräte:</text:span></text:p>
              <text:p><text:span text:style-name="T5">Maus &amp; Tastatur</text:span></text:p>
              <text:p><text:span text:style-name="T4">Java.awt.datatransfer:</text:span></text:p>
              <text:p><text:span text:style-name="T5">Verwendung der Zwischenablage und Drag&amp;Drop</text:span></text:p>
              <text:p><text:span text:style-name="T4">GUI Widgets:</text:span></text:p>
              <text:p><text:span text:style-name="T5">Schaltflächen, Textfelder, und Menüs, aber auch die Möglichkeit direkt zu zeichnen</text:span></text:p>
              <text:p><text:span text:style-name="T4">Fähigkeiten:</text:span></text:p>
              <text:p><text:span text:style-name="T5">Starten von Desktop-Anwendungen (Web-Browser, Email-Client usw.)</text:span></text:p>
              <text:p><text:span text:style-name="T4">Nicht threadsicher:</text:span></text:p>
              <text:p><text:span text:style-name="T5">Eine Komponente kann gleichzeitig von verschiedenen Programmbereichen mehrfach ausgeführt werden, ohne dass diese sich gegenseitig behindern.</text:span></text:p>
              <text:p><text:span text:style-name="T4">Mix:</text:span></text:p>
              <text:p><text:span text:style-name="T5">Mixing Swing &amp; AWT führt sehr schnell zu Komplikationen, da Sie auf völlig verschiedene </text:span><text:span text:style-name="T5"><text:tab/></text:span><text:span text:style-name="T5">Datenstrukturen zugreifen</text:span></text:p>
            </draw:text-box>
          </draw:frame>
        </presentation:notes>
      </draw:page>
      <draw:page draw:name="page5" draw:style-name="dp1" draw:master-page-name="lyt-brown" presentation:presentation-page-layout-name="AL2T1" xml:id="id18" draw:id="id18">
        <office:forms form:automatic-focus="false" form:apply-design-mode="false"/>
        <draw:frame presentation:style-name="pr3" draw:layer="layout" svg:width="25.199cm" svg:height="3.506cm" svg:x="1.4cm" svg:y="0.837cm" presentation:class="title">
          <draw:text-box>
            <text:p>Swing</text:p>
          </draw:text-box>
        </draw:frame>
        <draw:frame presentation:style-name="pr4" draw:layer="layout" svg:width="25.199cm" svg:height="12.228cm" svg:x="1.4cm" svg:y="4.914cm" presentation:class="outline" presentation:user-transformed="true">
          <draw:text-box>
            <text:list text:style-name="L3">
              <text:list-item>
                <text:p xml:id="id19" text:id="id19">Wird als leichtgwichtige Oberfläche bezeichnet</text:p>
              </text:list-item>
              <text:list-item>
                <text:p xml:id="id20" text:id="id20">Vorteile zu AWT</text:p>
                <text:list>
                  <text:list-item>
                    <text:p xml:id="id21" text:id="id21">Mehr Komponenten</text:p>
                  </text:list-item>
                  <text:list-item>
                    <text:p xml:id="id22" text:id="id22">Schaltflächen und Labels</text:p>
                  </text:list-item>
                  <text:list-item>
                    <text:p xml:id="id23" text:id="id23">Form und Farme</text:p>
                  </text:list-item>
                  <text:list-item>
                    <text:p xml:id="id24" text:id="id24">Model/View-Prinzip</text:p>
                  </text:list-item>
                  <text:list-item>
                    <text:p xml:id="id25" text:id="id25">Threadsicher</text:p>
                  </text:list-item>
                </text:list>
              </text:list-item>
              <text:list-item>
                <text:p xml:id="id26" text:id="id26">modular und objektorientiert aufgebaut</text:p>
              </text:list-item>
            </text:list>
          </draw:text-box>
        </draw:frame>
        <anim:par presentation:node-type="timing-root">
          <anim:par smil:begin="id18.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anim:par>
          </anim:seq>
        </anim:par>
        <presentation:notes draw:style-name="dp2">
          <draw:page-thumbnail draw:style-name="gr2" draw:layer="layout" svg:width="14.848cm" svg:height="11.136cm" svg:x="3.075cm" svg:y="2.257cm" draw:page-number="5" presentation:class="page"/>
          <draw:frame presentation:style-name="pr5" draw:text-style-name="P2" draw:layer="layout" svg:width="21cm" svg:height="18.889cm" svg:x="0cm" svg:y="13.607cm" presentation:class="notes" presentation:user-transformed="true">
            <draw:text-box>
              <text:p><text:span text:style-name="T4">leichtgewichtig:</text:span></text:p>
              <text:p><text:span text:style-name="T5">Verfügt über keine direkte Repräsentation im Fenstersystem. Keine speziellen Implementierungen für das jeweilige System. Alle Komponenten werden durch Zeichenoperationen gemalt. Ein Vorteil besteht darin, dass man ohne Rücksicht auf das zugrunde liegende System zeichnen kann, da „alles“ gemalt wird</text:span></text:p>
              <text:p><text:span text:style-name="T4">Vorteile:</text:span></text:p>
              <text:p><text:span text:style-name="T6"><text:tab/></text:span><text:span text:style-name="T7">Mehr Komponenten:</text:span></text:p>
              <text:p><text:span text:style-name="T7"><text:tab/></text:span><text:span text:style-name="T6">Swing bietet Tabellen und Bäume an.</text:span></text:p>
              <text:p><text:span text:style-name="T6"><text:tab/></text:span><text:span text:style-name="T7">Schaltflächen und Labels:</text:span></text:p>
              <text:p><text:span text:style-name="T7"><text:tab/></text:span><text:span text:style-name="T6">Können beliebig um Text angeordnet sein.</text:span></text:p>
              <text:p><text:span text:style-name="T6"><text:tab/></text:span><text:span text:style-name="T7">Form und Farbe:</text:span></text:p>
              <text:p><text:span text:style-name="T7"><text:tab/></text:span><text:span text:style-name="T6">Können transparent und beliebig geformt sein. (Eine </text:span><text:span text:style-name="T6"><text:tab/></text:span><text:span text:style-name="T6"><text:tab/></text:span><text:span text:style-name="T6"><text:tab/></text:span><text:span text:style-name="T6">Schaltfläche kann also wie unter MAC abgerundet sein)</text:span></text:p>
              <text:p><text:span text:style-name="T7"><text:tab/></text:span><text:span text:style-name="T7">Model/View-Prinzip</text:span></text:p>
              <text:p><text:span text:style-name="T7"><text:tab/></text:span><text:span text:style-name="T6">Die Daten können getrennt von den Komponenten behandelt </text:span><text:span text:style-name="T6"><text:tab/></text:span><text:span text:style-name="T6">werden.</text:span></text:p>
              <text:p><text:span text:style-name="T7"><text:tab/></text:span><text:span text:style-name="T7">Threadsicher</text:span></text:p>
              <text:p><text:span text:style-name="T4">Modular und objektorientiert:</text:span></text:p>
              <text:p><text:span text:style-name="T6">Eignet sich gut für die Entwicklung komplexer Programme und es entfällt durch die Plattformunabhängigkeit ebenfalls viel Entwicklungs- und Testarbeit </text:span></text:p>
              <text:p><text:span text:style-name="T7"/></text:p>
              <text:p><text:span text:style-name="T5"/></text:p>
            </draw:text-box>
          </draw:frame>
        </presentation:notes>
      </draw:page>
      <draw:page draw:name="page6" draw:style-name="dp1" draw:master-page-name="lyt-brown" presentation:presentation-page-layout-name="AL2T1" xml:id="id27" draw:id="id27">
        <office:forms form:automatic-focus="false" form:apply-design-mode="false"/>
        <draw:frame presentation:style-name="pr3" draw:layer="layout" svg:width="25.199cm" svg:height="3.506cm" svg:x="1.4cm" svg:y="0.837cm" presentation:class="title">
          <draw:text-box>
            <text:p>SWT</text:p>
          </draw:text-box>
        </draw:frame>
        <draw:frame presentation:style-name="pr4" draw:layer="layout" svg:width="25.199cm" svg:height="12.179cm" svg:x="1.4cm" svg:y="4.914cm" presentation:class="outline" presentation:user-transformed="true">
          <draw:text-box>
            <text:list text:style-name="L3">
              <text:list-item>
                <text:p xml:id="id28" text:id="id28">Entwickelt für Eclipse</text:p>
              </text:list-item>
              <text:list-item>
                <text:p xml:id="id29" text:id="id29">Nutzung nativer, grafischer Elemente des BS</text:p>
              </text:list-item>
              <text:list-item>
                <text:p xml:id="id30" text:id="id30">SWT verliert auf Nicht-Windows-Plattformen immens an Effizienz</text:p>
              </text:list-item>
              <text:list-item>
                <text:p xml:id="id31" text:id="id31">SWT Widgets werden „Wrapper“ genannt</text:p>
              </text:list-item>
              <text:list-item>
                <text:p xml:id="id32" text:id="id32">Entwicklungshintergrund wurde <text:span text:style-name="T8">nicht</text:span> erfüllt!</text:p>
              </text:list-item>
            </text:list>
          </draw:text-box>
        </draw:frame>
        <anim:par presentation:node-type="timing-root">
          <anim:par smil:begin="id27.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2" anim:sub-item="text" smil:attributeName="visibility" smil:to="visible"/>
                  <anim:animate smil:dur="0.5s" smil:fill="hold" smil:targetElement="id32" anim:sub-item="text" smil:attributeName="x" smil:values="x;x" smil:keyTimes="0;1"/>
                  <anim:animate smil:dur="0.5s" smil:fill="hold" smil:targetElement="id32" anim:sub-item="text" smil:attributeName="y" smil:values="1+height/2;y" smil:keyTimes="0;1"/>
                </anim:par>
              </anim:par>
            </anim:par>
          </anim:seq>
        </anim:par>
        <presentation:notes draw:style-name="dp2">
          <draw:page-thumbnail draw:style-name="gr2" draw:layer="layout" svg:width="14.848cm" svg:height="11.136cm" svg:x="3.075cm" svg:y="2.257cm" draw:page-number="6" presentation:class="page"/>
          <draw:frame presentation:style-name="pr5" draw:layer="layout" svg:width="21.4cm" svg:height="18.746cm" svg:x="0cm" svg:y="13.507cm" presentation:class="notes" presentation:user-transformed="true">
            <draw:text-box>
              <text:p><text:span text:style-name="T4">Eclipse:</text:span></text:p>
              <text:p><text:span text:style-name="T5">2001 von IBM. Wird bis heute noch gepflegt</text:span></text:p>
              <text:p><text:span text:style-name="T4">Native Benutzung (Betriebssystem):</text:span></text:p>
              <text:p><text:span text:style-name="T5">Somit können Programme erstellt werden, die eine ähnliche Optik wie ein natives Programm haben</text:span></text:p>
              <text:p text:style-name="P3"><text:span text:style-name="T4">Effizienz unter Nicht-Windows leidet:</text:span></text:p>
              <text:p><text:span text:style-name="T5">- Setzt vieles des Basistoolkits voraus, welche aber ggf. nicht vorhanden sind und somit emuliert werden müssen</text:span></text:p>
              <text:p><text:span text:style-name="T5">- Im Gegensatz zu Swing, müssen die Bibliotheken von SWT bei jeder einzelnen</text:span><text:span text:style-name="T5"><text:tab/></text:span><text:span text:style-name="T5">Applikation mit ausgeliefert werden</text:span></text:p>
              <text:p><text:span text:style-name="T5">- Swing = Bestandteil von JRE (Java Runtime Environment)</text:span></text:p>
              <text:p><text:span text:style-name="T9">Wrapper:</text:span></text:p>
              <text:p><text:span text:style-name="T5">Adapter (Entwurfsmuster). Bedeutet, dass SWT auf bereits vorhandene Ebenen zugreift und die Widgets schwergewichtig sind. Swing = leichgewichtig = erzeugt „alle“ grafischen Element selbst.</text:span></text:p>
              <text:p text:style-name="P3"><text:span text:style-name="T4">Entwicklungshintergrund</text:span></text:p>
              <text:p text:style-name="P3"><text:span text:style-name="T6">Der Gedanke lag darin, eine schnellere und einfachere Umgebung zu Swing zu entwickeln. SWT ist aber </text:span><text:span text:style-name="T4">nicht</text:span><text:span text:style-name="T6"> schneller als Swing, sondern hängt sehr stark von der Menge der Daten ab.</text:span></text:p>
              <text:p><text:span text:style-name="T5"/></text:p>
              <text:p/>
              <text:p/>
            </draw:text-box>
          </draw:frame>
        </presentation:notes>
      </draw:page>
      <draw:page draw:name="page7" draw:style-name="dp1" draw:master-page-name="lyt-brown" presentation:presentation-page-layout-name="AL2T1" xml:id="id33" draw:id="id33">
        <office:forms form:automatic-focus="false" form:apply-design-mode="false"/>
        <draw:frame presentation:style-name="pr3" draw:layer="layout" svg:width="25.199cm" svg:height="3.506cm" svg:x="1.4cm" svg:y="0.837cm" presentation:class="title">
          <draw:text-box>
            <text:p>OpenGL</text:p>
          </draw:text-box>
        </draw:frame>
        <draw:frame presentation:style-name="pr4" draw:layer="layout" svg:width="25.199cm" svg:height="12.179cm" svg:x="1.4cm" svg:y="4.914cm" presentation:class="outline" presentation:user-transformed="true">
          <draw:text-box>
            <text:list text:style-name="L3">
              <text:list-item>
                <text:p xml:id="id34" text:id="id34">Plattform- und programmiersprachenunabhängig</text:p>
              </text:list-item>
              <text:list-item>
                <text:p xml:id="id35" text:id="id35">Zustandsautomat</text:p>
              </text:list-item>
              <text:list-item>
                <text:p xml:id="id36" text:id="id36">Erweiterungen</text:p>
              </text:list-item>
              <text:list-item>
                <text:p xml:id="id37" text:id="id37">Vor- und Nachteile</text:p>
              </text:list-item>
            </text:list>
          </draw:text-box>
        </draw:frame>
        <anim:par presentation:node-type="timing-root">
          <anim:par smil:begin="id33.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4" anim:sub-item="text" smil:attributeName="visibility" smil:to="visible"/>
                  <anim:animate smil:dur="0.5s" smil:fill="hold" smil:targetElement="id34" anim:sub-item="text" smil:attributeName="x" smil:values="x;x" smil:keyTimes="0;1"/>
                  <anim:animate smil:dur="0.5s" smil:fill="hold" smil:targetElement="id3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6" anim:sub-item="text" smil:attributeName="visibility" smil:to="visible"/>
                  <anim:animate smil:dur="0.5s" smil:fill="hold" smil:targetElement="id36" anim:sub-item="text" smil:attributeName="x" smil:values="x;x" smil:keyTimes="0;1"/>
                  <anim:animate smil:dur="0.5s" smil:fill="hold" smil:targetElement="id3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seq>
        </anim:par>
        <presentation:notes draw:style-name="dp2">
          <draw:page-thumbnail draw:style-name="gr2" draw:layer="layout" svg:width="14.848cm" svg:height="11.136cm" svg:x="3.075cm" svg:y="2.257cm" draw:page-number="7" presentation:class="page"/>
          <draw:frame presentation:style-name="pr5" draw:text-style-name="P4" draw:layer="layout" svg:width="21cm" svg:height="20.463cm" svg:x="0cm" svg:y="13.307cm" presentation:class="notes" presentation:user-transformed="true">
            <draw:text-box>
              <text:p><text:span text:style-name="T4">OpenGL = Open Graphics Library</text:span></text:p>
              <text:p><text:span text:style-name="T6">Erste Veröffentlichung im Jahre 1992 durch Silicon Graphics. Danach wurde es immer weiterentwickelt und ist heutzutage fester Bestandteil beim programmieren.</text:span></text:p>
              <text:p><text:span text:style-name="T6">Aktuell ist man bei Version 4.2 und eine starke Konkurrenz zu DirectX 11</text:span></text:p>
              <text:p><text:span text:style-name="T4">Besonderheit zu Swing/AWT/SWT = sowohl 2D, als auch 3D:</text:span></text:p>
              <text:p><text:span text:style-name="T10">-</text:span><text:span text:style-name="T11"> </text:span><text:span text:style-name="T10">Komplexe 3D Szenen in Echtzeit</text:span></text:p>
              <text:p><text:span text:style-name="T10">- Außenstehende (meistens Hersteller von Grafikkarten) können Erweiterungen definieren</text:span></text:p>
              <text:p><text:span text:style-name="T4">Zustandsautomat:</text:span></text:p>
              <text:p><text:span text:style-name="T6">Der Vorteil besteht darin, dass dieser nicht bei jedem Aufruf alle Parameter erneut erhält, sondern nur dann, wenn die benötigten Werte auch geändert wurde (Bsp. Farbe = 1x Farbe setzen, und der Zustand bleibt erhalten)</text:span></text:p>
              <text:p><text:span text:style-name="T4">Erweiterungen:</text:span></text:p>
              <text:p><text:span text:style-name="T6">Hersteller, meistens von Grafikkarten, können eigene, auf ihre Hardware spezifischen Zustände der Zustandsmaschine einreichen. </text:span></text:p>
              <text:p><text:span text:style-name="T6"><text:s text:c="3"/></text:span><text:span text:style-name="T6">Suffix EXT = mehrere Hersteller die gleiche Erweiterung</text:span></text:p>
              <text:p><text:span text:style-name="T6"><text:s text:c="3"/></text:span><text:span text:style-name="T6">Suffix ARB (Architecture Review Board) = nur ARB</text:span></text:p>
              <text:p><text:span text:style-name="T6"><text:s text:c="3"/></text:span><text:span text:style-name="T6">Die meisten dieser Erweiterungen werden dann im nächsten Update standardmäßig hinzugefügt und führen keine Suffix mehr</text:span></text:p>
              <text:p><text:span text:style-name="T4">Vor- und Nachteile:</text:span><text:span text:style-name="T6"> </text:span></text:p>
              <text:p><text:span text:style-name="T6">Die Vor- und Nachteile lassen sich am besten an Hand eines Vergleiches zwischen OpenGL und Direct3D offenlegen.</text:span></text:p>
            </draw:text-box>
          </draw:frame>
        </presentation:notes>
      </draw:page>
      <draw:page draw:name="page8" draw:style-name="dp1" draw:master-page-name="lyt-brown" presentation:presentation-page-layout-name="AL2T1" xml:id="id38" draw:id="id38">
        <office:forms form:automatic-focus="false" form:apply-design-mode="false"/>
        <draw:frame presentation:style-name="pr3" draw:layer="layout" svg:width="25.199cm" svg:height="3.506cm" svg:x="1.4cm" svg:y="0.837cm" presentation:class="title">
          <draw:text-box>
            <text:p>Direct3D</text:p>
          </draw:text-box>
        </draw:frame>
        <draw:frame presentation:style-name="pr4" draw:layer="layout" svg:width="25.199cm" svg:height="12.179cm" svg:x="1.4cm" svg:y="4.914cm" presentation:class="outline">
          <draw:text-box>
            <text:list text:style-name="L3">
              <text:list-item>
                <text:p xml:id="id39" text:id="id39">Programmierschnittstelle von Microsoft</text:p>
              </text:list-item>
              <text:list-item>
                <text:p xml:id="id40" text:id="id40">Vielseitig in der Benutzung</text:p>
              </text:list-item>
              <text:list-item>
                <text:p xml:id="id41" text:id="id41">Kommt in Grafik intensiven Prozessen zum Einsatz</text:p>
              </text:list-item>
              <text:list-item>
                <text:p xml:id="id42" text:id="id42">Hardwareshader in mordernen Grafikkarten</text:p>
              </text:list-item>
            </text:list>
          </draw:text-box>
        </draw:frame>
        <anim:par presentation:node-type="timing-root">
          <anim:par smil:begin="id38.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9" anim:sub-item="text" smil:attributeName="visibility" smil:to="visible"/>
                  <anim:animate smil:dur="0.5s" smil:fill="hold" smil:targetElement="id39" anim:sub-item="text" smil:attributeName="x" smil:values="x;x" smil:keyTimes="0;1"/>
                  <anim:animate smil:dur="0.5s" smil:fill="hold" smil:targetElement="id3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2" anim:sub-item="text" smil:attributeName="visibility" smil:to="visible"/>
                  <anim:animate smil:dur="0.5s" smil:fill="hold" smil:targetElement="id42" anim:sub-item="text" smil:attributeName="x" smil:values="x;x" smil:keyTimes="0;1"/>
                  <anim:animate smil:dur="0.5s" smil:fill="hold" smil:targetElement="id42" anim:sub-item="text" smil:attributeName="y" smil:values="1+height/2;y" smil:keyTimes="0;1"/>
                </anim:par>
              </anim:par>
            </anim:par>
          </anim:seq>
        </anim:par>
        <presentation:notes draw:style-name="dp2">
          <draw:page-thumbnail draw:style-name="gr2" draw:layer="layout" svg:width="14.848cm" svg:height="11.136cm" svg:x="3.075cm" svg:y="2.257cm" draw:page-number="8" presentation:class="page"/>
          <draw:frame presentation:style-name="pr5" draw:text-style-name="P5" draw:layer="layout" svg:width="21cm" svg:height="19.676cm" svg:x="0cm" svg:y="13.407cm" presentation:class="notes" presentation:user-transformed="true">
            <draw:text-box>
              <text:p><text:span text:style-name="T4">Programmierschnittstelle von Microsoft:</text:span></text:p>
              <text:p><text:span text:style-name="T6">- Entwickelt im Jahre 1992</text:span></text:p>
              <text:p><text:span text:style-name="T6">- Ist ein Bestandteil von DirectX</text:span></text:p>
              <text:p><text:span text:style-name="T4">Vielseitig in der Benutzung:</text:span></text:p>
              <text:p><text:span text:style-name="T6">- Soll einer Applikation direkten Zugriff auf die Hardware ermöglichen</text:span></text:p>
              <text:p><text:span text:style-name="T6">- Besonders beliebt im Einsatz bei Computerspielen (da Spiele plattform- und betriebssystemunabhängig sind)</text:span></text:p>
              <text:p><text:span text:style-name="T4">Grafikintensiv:</text:span></text:p>
              <text:p><text:span text:style-name="T6">Es greift direkt auf die Hardware zu und muss komplexe Zeichenbefehle nicht immer wieder aus Grundoperationen nachbilden. Vorteil: schnell!</text:span></text:p>
              <text:p><text:span text:style-name="T4">Fehlermeldung:</text:span></text:p>
              <text:p><text:span text:style-name="T6">Vorteil hierbei ist einfach, dass bei Nichtunterstützung lediglich eine Fehlermeldung zurückgegeben wird, der komplette Prozess aber nicht abstürzt. Somit bleibt der Anwendung überlassen, wie diese mit dem Fehler umgeht (Bsp. Weniger detailgetreue Darstellung (Spiele), Fehlermeldung an den Anwender.....))</text:span></text:p>
              <text:p><text:span text:style-name="T4">Hardwareshader:</text:span></text:p>
              <text:p><text:span text:style-name="T6">Shader sind „Mini-Programme“, welche den 3D Effekt erzeugen sollen. NVidia und AMD unterstützen diese Shader. Direct3D erlaubt es der Grafikkarte diese Shader anzusprechen und auszuführen.</text:span></text:p>
              <text:p><text:span text:style-name="T6"/></text:p>
              <text:p><text:span text:style-name="T6"/></text:p>
            </draw:text-box>
          </draw:frame>
        </presentation:notes>
      </draw:page>
      <draw:page draw:name="page9" draw:style-name="dp1" draw:master-page-name="lyt-brown" presentation:presentation-page-layout-name="AL2T1" xml:id="id43" draw:id="id43">
        <office:forms form:automatic-focus="false" form:apply-design-mode="false"/>
        <draw:frame presentation:style-name="pr3" draw:layer="layout" svg:width="25.199cm" svg:height="3.506cm" svg:x="1.4cm" svg:y="0.837cm" presentation:class="title">
          <draw:text-box>
            <text:p>OpenGL vs. Direct3D</text:p>
          </draw:text-box>
        </draw:frame>
        <draw:frame presentation:style-name="pr4" draw:layer="layout" svg:width="25.199cm" svg:height="12.179cm" svg:x="1.4cm" svg:y="4.914cm" presentation:class="outline">
          <draw:text-box>
            <text:list text:style-name="L3">
              <text:list-item>
                <text:p xml:id="id44" text:id="id44">OpenGL ist Plattformunabhängig</text:p>
              </text:list-item>
              <text:list-item>
                <text:p xml:id="id45" text:id="id45">OpenGL kann erweitert werden</text:p>
              </text:list-item>
              <text:list-item>
                <text:p xml:id="id46" text:id="id46">OpenGL bietet trotz mehr Leistung weniger für den Endbenutzer</text:p>
              </text:list-item>
              <text:list-item>
                <text:p xml:id="id47" text:id="id47">Direct3D ist in der Benutzung deutlich einfacher als OpenGL, da weniger Befehle vorhanden sind</text:p>
              </text:list-item>
              <text:list-item>
                <text:p xml:id="id48" text:id="id48">OpenGL ist erweiterbar = Nachteil</text:p>
              </text:list-item>
            </text:list>
          </draw:text-box>
        </draw:frame>
        <anim:par presentation:node-type="timing-root">
          <anim:par smil:begin="id43.begin">
            <anim:transitionFilter smil:dur="1s" smil:type="barWipe" smil:subtype="leftToRight"/>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5" anim:sub-item="text" smil:attributeName="visibility" smil:to="visible"/>
                  <anim:animate smil:dur="0.5s" smil:fill="hold" smil:targetElement="id45" anim:sub-item="text" smil:attributeName="x" smil:values="x;x" smil:keyTimes="0;1"/>
                  <anim:animate smil:dur="0.5s" smil:fill="hold" smil:targetElement="id4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7" anim:sub-item="text" smil:attributeName="visibility" smil:to="visible"/>
                  <anim:animate smil:dur="0.5s" smil:fill="hold" smil:targetElement="id47" anim:sub-item="text" smil:attributeName="x" smil:values="x;x" smil:keyTimes="0;1"/>
                  <anim:animate smil:dur="0.5s" smil:fill="hold" smil:targetElement="id4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fill="hold" smil:targetElement="id48" anim:sub-item="text" smil:attributeName="x" smil:values="x;x" smil:keyTimes="0;1"/>
                  <anim:animate smil:dur="0.5s" smil:fill="hold" smil:targetElement="id48" anim:sub-item="text" smil:attributeName="y" smil:values="1+height/2;y" smil:keyTimes="0;1"/>
                </anim:par>
              </anim:par>
            </anim:par>
          </anim:seq>
        </anim:par>
        <presentation:notes draw:style-name="dp2">
          <draw:page-thumbnail draw:style-name="gr2" draw:layer="layout" svg:width="14.848cm" svg:height="11.136cm" svg:x="3.075cm" svg:y="2.257cm" draw:page-number="9" presentation:class="page"/>
          <draw:frame presentation:style-name="pr5" draw:text-style-name="P5" draw:layer="layout" svg:width="21cm" svg:height="14.167cm" svg:x="0cm" svg:y="13.507cm" presentation:class="notes" presentation:user-transformed="true">
            <draw:text-box>
              <text:p><text:span text:style-name="T4">Plattformunabhängig:</text:span></text:p>
              <text:p><text:span text:style-name="T6">Microsoft, Linux, Mac und von den meisten größeren Betriebssystemen. Direct3D wird nur von Microsoft Windows unterstützt</text:span></text:p>
              <text:p><text:span text:style-name="T4">Erweitert werden:</text:span></text:p>
              <text:p><text:span text:style-name="T6">Durch wünsche der Grafikkartenhersteller an ihre aktuellste Hardware</text:span></text:p>
              <text:p><text:span text:style-name="T4">Leistung von beiden:</text:span></text:p>
              <text:p><text:span text:style-name="T6">OpenGL bietet zwar ein deutlich breiteres Spektrum an 3D Programmen, als es Direct3D tut, da dieses aber im Bereich der Computerspiele vorrangig eingesetzt wird und die Zielgruppe dieser Anwendung mit die Größte ist, kann Direct3D auf jeden Fall mithalten.</text:span></text:p>
              <text:p><text:span text:style-name="T4">OpenGL ist erweiterbar = Nachteil:</text:span></text:p>
              <text:p><text:span text:style-name="T6">Aug Grund der Erweiterungen, die von den einzelnen Grafikkarten-Herstellern eingereicht werden können, entsteht ein gewisses „Extensions-Chaos“, wodurch die Übersicht ziemlich in Mitleidenschaft gezogen wird.</text:span></text:p>
            </draw:text-box>
          </draw:frame>
        </presentation:notes>
      </draw:page>
      <draw:page draw:name="page10" draw:style-name="dp1" draw:master-page-name="lyt-brown" presentation:presentation-page-layout-name="AL1T32" xml:id="id49" draw:id="id49">
        <office:forms form:automatic-focus="false" form:apply-design-mode="false"/>
        <draw:frame presentation:style-name="pr1" draw:layer="layout" svg:width="25.199cm" svg:height="16.255cm" svg:x="1.4cm" svg:y="0.837cm" presentation:class="subtitle">
          <draw:text-box>
            <text:p>Vielen Dank für Ihre</text:p>
            <text:p>Aufmerksamkeit!</text:p>
            <text:p/>
            <text:p>Gibt es noch Fragen?</text:p>
          </draw:text-box>
        </draw:frame>
        <anim:par presentation:node-type="timing-root">
          <anim:par smil:begin="id49.begin">
            <anim:transitionFilter smil:dur="1s" smil:type="barWipe" smil:subtype="leftToRight"/>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lyt-brown" presentation:presentation-page-layout-name="AL2T1" xml:id="id50" draw:id="id50">
        <office:forms form:automatic-focus="false" form:apply-design-mode="false"/>
        <draw:frame presentation:style-name="pr6" draw:layer="layout" svg:width="25.199cm" svg:height="3.506cm" svg:x="1.4cm" svg:y="0.837cm" presentation:class="title">
          <draw:text-box>
            <text:p>Quellenangabe</text:p>
          </draw:text-box>
        </draw:frame>
        <draw:frame presentation:style-name="pr7" draw:text-style-name="P2" draw:layer="layout" svg:width="25.199cm" svg:height="12.179cm" svg:x="1.4cm" svg:y="4.914cm" presentation:class="outline">
          <draw:text-box>
            <text:p><text:span text:style-name="T5">http://www.teialehrbuch.de/Kostenlose-Kurse/XML/7758-Was-sind-Programmierschnittstellen.html</text:span></text:p>
            <text:p><text:span text:style-name="T5">http://de.wikipedia.org/wiki/Abstract_Window_Toolkit</text:span></text:p>
            <text:p><text:span text:style-name="T5">http://de.wikipedia.org/wiki/Standard_Widget_Toolkit</text:span></text:p>
            <text:p><text:span text:style-name="T5">http://de.wikipedia.org/wiki/Swing_(Java)</text:span></text:p>
            <text:p><text:span text:style-name="T5">http://www.ibm.com/developerworks/grid/library/os-swingswt/</text:span></text:p>
            <text:p><text:span text:style-name="T5">http://de.wikipedia.org/wiki/OpenGL</text:span></text:p>
            <text:p><text:span text:style-name="T5">http://de.wikipedia.org/wiki/Direct3D</text:span></text:p>
            <text:p><text:span text:style-name="T5">http://www.blenderli.ch/uploads/media/openglvsdirect3d.pdf</text:span></text:p>
          </draw:text-box>
        </draw:frame>
        <anim:par presentation:node-type="timing-root">
          <anim:par smil:begin="id50.begin">
            <anim:transitionFilter smil:dur="1s" smil:type="barWipe" smil:subtype="leftToRight"/>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shapes9" xlink:href="Pictures/10000000000003200000025809C7EF31.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1-background" style:family="presentation">
      <style:graphic-properties draw:stroke="none" draw:fill="none"/>
      <style:text-properties style:letter-kerning="true"/>
    </style:style>
    <style:style style:name="Standard1-backgroundobjects" style:family="presentation">
      <style:graphic-properties draw:textarea-horizontal-align="justify" draw:shadow="hidden" draw:shadow-offset-x="0.2cm" draw:shadow-offset-y="0.2cm" draw:shadow-color="#808080"/>
      <style:text-properties style:letter-kerning="true"/>
    </style:style>
    <style:style style:name="Standard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1-outline1" style:family="presentation">
      <style:graphic-properties draw:stroke="none" draw:fill="none" draw:auto-grow-height="false" draw:fit-to-size="shrink-to-fit">
        <text:list-style style:name="Standa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1-outline2" style:family="presentation" style:parent-style-name="Standard1-outline1">
      <style:paragraph-properties fo:margin-top="0cm" fo:margin-bottom="0.4cm"/>
      <style:text-properties fo:font-size="28pt" style:font-size-asian="28pt" style:font-size-complex="28pt"/>
    </style:style>
    <style:style style:name="Standard1-outline3" style:family="presentation" style:parent-style-name="Standard1-outline2">
      <style:paragraph-properties fo:margin-top="0cm" fo:margin-bottom="0.3cm"/>
      <style:text-properties fo:font-size="24pt" style:font-size-asian="24pt" style:font-size-complex="24pt"/>
    </style:style>
    <style:style style:name="Standard1-outline4" style:family="presentation" style:parent-style-name="Standard1-outline3">
      <style:paragraph-properties fo:margin-top="0cm" fo:margin-bottom="0.2cm"/>
      <style:text-properties fo:font-size="20pt" style:font-size-asian="20pt" style:font-size-complex="20pt"/>
    </style:style>
    <style:style style:name="Standard1-outline5" style:family="presentation" style:parent-style-name="Standard1-outline4">
      <style:paragraph-properties fo:margin-top="0cm" fo:margin-bottom="0.1cm"/>
      <style:text-properties fo:font-size="20pt" style:font-size-asian="20pt" style:font-size-complex="20pt"/>
    </style:style>
    <style:style style:name="Standard1-outline6" style:family="presentation" style:parent-style-name="Standard1-outline5">
      <style:paragraph-properties fo:margin-top="0cm" fo:margin-bottom="0.1cm"/>
      <style:text-properties fo:font-size="20pt" style:font-size-asian="20pt" style:font-size-complex="20pt"/>
    </style:style>
    <style:style style:name="Standard1-outline7" style:family="presentation" style:parent-style-name="Standard1-outline6">
      <style:paragraph-properties fo:margin-top="0cm" fo:margin-bottom="0.1cm"/>
      <style:text-properties fo:font-size="20pt" style:font-size-asian="20pt" style:font-size-complex="20pt"/>
    </style:style>
    <style:style style:name="Standard1-outline8" style:family="presentation" style:parent-style-name="Standard1-outline7">
      <style:paragraph-properties fo:margin-top="0cm" fo:margin-bottom="0.1cm"/>
      <style:text-properties fo:font-size="20pt" style:font-size-asian="20pt" style:font-size-complex="20pt"/>
    </style:style>
    <style:style style:name="Standard1-outline9" style:family="presentation" style:parent-style-name="Standard1-outline8">
      <style:paragraph-properties fo:margin-top="0cm" fo:margin-bottom="0.1cm"/>
      <style:text-properties fo:font-size="20pt" style:font-size-asian="20pt" style:font-size-complex="20pt"/>
    </style:style>
    <style:style style:name="Standard1-subtitle" style:family="presentation">
      <style:graphic-properties draw:stroke="none" draw:fill="none" draw:textarea-vertical-align="middle">
        <text:list-style style:name="Standar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1-title" style:family="presentation">
      <style:graphic-properties draw:stroke="none" draw:fill="none" draw:textarea-vertical-align="middle">
        <text:list-style style:name="Standar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599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1-backgroundobjects">
      <style:graphic-properties draw:stroke="none" draw:fill="none" draw:fill-color="#ffffff" draw:auto-grow-height="false" fo:min-height="1.449cm"/>
    </style:style>
    <style:style style:name="Mpr5" style:family="presentation" style:parent-style-name="Standard1-backgroundobjects">
      <style:graphic-properties draw:stroke="none" draw:fill="none" draw:fill-color="#ffffff" draw:auto-grow-height="false" fo:min-height="1.485cm"/>
    </style:style>
    <style:style style:name="Mpr6" style:family="presentation" style:parent-style-name="Standard1-backgroundobjects">
      <style:graphic-properties draw:stroke="none" draw:fill="none" draw:fill-color="#ffffff" draw:textarea-vertical-align="bottom" draw:auto-grow-height="false" fo:min-height="1.485cm"/>
    </style:style>
    <style:style style:name="Mpr7" style:family="presentation" style:parent-style-name="lyt-brown-backgroundobjects">
      <style:graphic-properties draw:stroke="none" draw:fill="none" draw:fill-color="#ffffff" draw:auto-grow-height="false" fo:min-height="1.449cm"/>
    </style:style>
    <style:style style:name="Mpr8" style:family="presentation" style:parent-style-name="lyt-brown-backgroundobjects">
      <style:graphic-properties draw:stroke="none" draw:fill="none" draw:fill-color="#ffffff" draw:auto-grow-height="false" fo:min-height="1.485cm"/>
    </style:style>
    <style:style style:name="Mpr9" style:family="presentation" style:parent-style-name="lyt-brow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Standard1" style:page-layout-name="PM1" draw:style-name="Mdp1">
      <draw:frame presentation:style-name="Standard1-title" draw:layer="backgroundobjects" svg:width="25.199cm" svg:height="3.506cm" svg:x="1.4cm" svg:y="0.837cm" presentation:class="title" presentation:placeholder="true">
        <draw:text-box/>
      </draw:frame>
      <draw:frame presentation:style-name="Standard1-outline1" draw:layer="backgroundobjects" svg:width="24.63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1-title" draw:layer="backgroundobjects" svg:width="0.001cm" svg:height="0.001cm" svg:x="0cm" svg:y="2.257cm" presentation:class="page"/>
        <draw:frame presentation:style-name="Standard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lyt-brown" style:page-layout-name="PM1" draw:style-name="Mdp2">
      <draw:frame presentation:style-name="lyt-brown-title" draw:layer="backgroundobjects" svg:width="25.199cm" svg:height="3.506cm" svg:x="1.4cm" svg:y="0.837cm" presentation:class="title" presentation:placeholder="true">
        <draw:text-box/>
      </draw:frame>
      <draw:frame presentation:style-name="lyt-brown-outline1" draw:layer="backgroundobjects" svg:width="25.199cm" svg:height="12.179cm" svg:x="1.4cm" svg:y="4.914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ranki </meta:initial-creator>
    <meta:creation-date>2012-05-22T18:36:23</meta:creation-date>
    <dc:date>2012-05-28T19:43:00</dc:date>
    <dc:creator>Franki </dc:creator>
    <meta:editing-duration>PT51M47S</meta:editing-duration>
    <meta:editing-cycles>8</meta:editing-cycles>
    <meta:generator>LibreOffice/3.5$Linux_x86 LibreOffice_project/350m1$Build-2</meta:generator>
    <meta:document-statistic meta:object-count="86"/>
  </office:meta>
</office:document-meta>
</file>